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olorwhee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olorwheel</text:h>
                    <text:list>
                        <text:list-item>
                            <text:h text:style-name="Heading_20_2" text:outline-level="2">Description</text:h>
                        </text:list-item>
                    </text:list>
                </text:list-item>
            </text:list>

            <text:p text:style-name="Standard">This widget allows the user to select a color.</text:p><text:p text:style-name="Standard">More info (<text:a xlink:type="simple" xlink:href="https://docs.lvgl.io/8.3/widgets/extra/colorwheel.html" text:style-name="Internet_20_link" text:visited-style-name="Visited_20_Internet_20_Link">link</text:a>)</text:p>

            
                <text:list xml:id="list_Colorwheel2" text:continue-numbering="true" text:continue-list="list_Colorwhee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olorwheel4" text:continue-numbering="true"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Select which part of the color will be changed with the Widget:</text:p>
                    <text:list xml:id="list_Colorwheel5" text:style-name="List_20_1">
                        
                        <text:list-item>
                            <text:p text:style-name="List_20_1_20_End">
                                <text:span text:style-name="backtick">HUE</text:span>
                            </text:p>
                            
                        </text:list-item>
                        
                    

                        <text:list-item>
                            <text:p text:style-name="List_20_1_20_End">
                                <text:span text:style-name="backtick">SATURATION</text:span>
                            </text:p>
                            
                        </text:list-item>
                        
                    

                        <text:list-item>
                            <text:p text:style-name="List_20_1_20_End">
                                <text:span text:style-name="backtick">VALUE</text:span>
                            </text:p>
                            
                        </text:list-item>
                        
                    
                    </text:list>
                ,
                                            <text:list xml:id="list_Colorwheel6" text:continue-numbering="true" text:continue-list="list_Colorwheel4" text:style-name="Outline">
                                                <text:list-item>
                                                    <text:list>
                                                        <text:list-item>
                                                            <text:list>
                                                                <text:list-item>
                                                                    <text:h text:style-name="Heading_20_3" text:outline-level="3">
                                                                        Fixed mode
                                                                        <text:s text:c="4"/>
                                                                        <text:span text:style-name="T2">Boolean</text:span>
                                                                    </text:h>
                                                                </text:list-item>
                                                            </text:list>
                                                        </text:list-item>
                                                    </text:list>
                                                </text:list-item>
                                            </text:list>
                                            <text:p text:style-name="Standard">The color mode can be fixed (so as to not change with long press) using this item.</text:p>,
                                            <text:list xml:id="list_Colorwheel7" text:continue-numbering="true" text:continue-list="list_Colorwheel6" text:style-name="Outline">
                                                <text:list-item>
                                                    <text:list>
                                                        <text:list-item>
                                                            <text:list>
                                                                <text:list-item>
                                                                    <text:h text:style-name="Heading_20_3" text:outline-level="3">
                                                                        Knob recolor
                                                                        <text:s text:c="4"/>
                                                                        <text:span text:style-name="T2">Boolean</text:span>
                                                                    </text:h>
                                                                </text:list-item>
                                                            </text:list>
                                                        </text:list-item>
                                                    </text:list>
                                                </text:list-item>
                                            </text:list>
                                            <text:p text:style-name="Standard">Choose the color of Knob backgroun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olorwheel8" text:continue-numbering="true" text:continue-list="list_Colorwheel7"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Colorwheel9" text:continue-numbering="true" text:continue-list="list_Colorwheel8"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Colorwheel10" text:continue-numbering="true" text:continue-list="list_Colorwheel9"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Colorwheel11"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olorwheel12" text:continue-numbering="true" text:continue-list="list_Colorwheel10" text:style-name="Outline">
                                                <text:list-item>
                                                    <text:list>
                                                        <text:list-item>
                                                            <text:list>
                                                                <text:list-item>
                                                                    <text:h text:style-name="Heading_20_3" text:outline-level="3">
                                                                        Geometry properties
                                                                        <text:s text:c="4"/>
                                                                        <text:span text:style-name="T2">Any</text:span>
                                                                    </text:h>
                                                                </text:list-item>
                                                            </text:list>
                                                        </text:list-item>
                                                    </text:list>
                                                </text:list-item>
                                            </text:list>
                                            ,
                                            <text:list xml:id="list_Colorwheel13" text:continue-numbering="true" text:continue-list="list_Colorwheel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olorwheel14" text:continue-numbering="true" text:continue-list="list_Colorwheel13"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Colorwheel15"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Colorwheel16" text:continue-numbering="true" text:continue-list="list_Colorwheel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olorwheel17" text:continue-numbering="true" text:continue-list="list_Colorwheel16"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Colorwheel18"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Colorwheel19" text:continue-numbering="true" text:continue-list="list_Colorwheel17"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olorwheel20" text:continue-numbering="true" text:continue-list="list_Colorwheel19"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Colorwheel21"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Colorwheel22" text:continue-numbering="true" text:continue-list="list_Colorwheel2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olorwheel23" text:continue-numbering="true" text:continue-list="list_Colorwheel22"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Colorwheel24"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Colorwheel25" text:continue-numbering="true" text:continue-list="list_Colorwheel23"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Colorwheel26" text:continue-numbering="true" text:continue-list="list_Colorwheel2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Colorwheel27" text:continue-numbering="true" text:continue-list="list_Colorwheel26"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Colorwheel28" text:continue-numbering="true" text:continue-list="list_Colorwheel27"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olorwheel29" text:continue-numbering="true" text:continue-list="list_Colorwheel28"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olorwheel30" text:continue-numbering="true" text:continue-list="list_Colorwheel2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Colorwheel31" text:continue-numbering="true" text:continue-list="list_Colorwheel3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Colorwheel32" text:continue-numbering="true" text:continue-list="list_Colorwheel3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Colorwheel33" text:continue-numbering="true" text:continue-list="list_Colorwheel3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Colorwheel34" text:continue-numbering="true" text:continue-list="list_Colorwheel3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Colorwheel35" text:continue-numbering="true" text:continue-list="list_Colorwheel3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Colorwheel36" text:continue-numbering="true" text:continue-list="list_Colorwheel3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Colorwheel37" text:continue-numbering="true" text:continue-list="list_Colorwheel3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Colorwheel38" text:continue-numbering="true" text:continue-list="list_Colorwheel3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Colorwheel39" text:continue-numbering="true" text:continue-list="list_Colorwheel3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Colorwheel40" text:continue-numbering="true" text:continue-list="list_Colorwheel3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Colorwheel41" text:continue-numbering="true" text:continue-list="list_Colorwheel4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Colorwheel42" text:continue-numbering="true" text:continue-list="list_Colorwheel41"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Colorwheel43" text:continue-numbering="true" text:continue-list="list_Colorwheel42"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Colorwheel44" text:continue-numbering="true" text:continue-list="list_Colorwheel43"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Colorwheel45" text:continue-numbering="true" text:continue-list="list_Colorwheel44"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Colorwheel46" text:continue-numbering="true" text:continue-list="list_Colorwheel45"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Colorwheel47" text:continue-numbering="true" text:continue-list="list_Colorwheel46"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Colorwheel48" text:continue-numbering="true" text:continue-list="list_Colorwheel47"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Colorwheel49" text:continue-numbering="true" text:continue-list="list_Colorwheel48"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Colorwheel50" text:continue-numbering="true" text:continue-list="list_Colorwheel49"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Colorwheel51" text:continue-numbering="true" text:continue-list="list_Colorwheel50"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Colorwheel52" text:continue-numbering="true" text:continue-list="list_Colorwheel51"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Colorwheel53"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Colorwheel54" text:continue-numbering="true" text:continue-list="list_Colorwheel52"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Colorwheel55"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Colorwheel56" text:continue-numbering="true" text:continue-list="list_Colorwheel54"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Colorwheel57"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Colorwheel58" text:continue-numbering="true" text:continue-list="list_Colorwheel56"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Colorwheel59"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olorwheel60" text:continue-numbering="true" text:continue-list="list_Colorwheel58"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Colorwheel61" text:continue-numbering="true" text:continue-list="list_Colorwheel60"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Colorwheel62" text:continue-numbering="true" text:continue-list="list_Colorwheel61"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Colorwheel63" text:continue-numbering="true" text:continue-list="list_Colorwheel62"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Colorwheel64" text:continue-numbering="true" text:continue-list="list_Colorwheel63"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Colorwheel65" text:continue-numbering="true" text:continue-list="list_Colorwheel64"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Colorwheel66" text:continue-numbering="true" text:continue-list="list_Colorwheel65"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ext:list xml:id="list_Colorwheel67" text:continue-numbering="true" text:continue-list="list_Colorwheel66" text:style-name="Outline">
                                                <text:list-item>
                                                    <text:list>
                                                        <text:list-item>
                                                            <text:list>
                                                                <text:list-item>
                                                                    <text:h text:style-name="Heading_20_3" text:outline-level="3">
                                                                        Hovered
                                                                        <text:s text:c="4"/>
                                                                        <text:span text:style-name="T2">Boolean</text:span>
                                                                    </text:h>
                                                                </text:list-item>
                                                            </text:list>
                                                        </text:list-item>
                                                    </text:list>
                                                </text:list-item>
                                            </text:list>
                                            <text:p text:style-name="Standard">Hover over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olorwheel68" text:continue-numbering="true" text:continue-list="list_Colorwheel6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olorwheel6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olorwheel70" text:continue-numbering="true" text:continue-list="list_Colorwheel6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olorwheel71" text:continue-numbering="true" text:continue-list="list_Colorwheel7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olorwheel72" text:continue-numbering="true" text:continue-list="list_Colorwheel7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Colorwheel3" text:continue-numbering="true" text:continue-list="list_Colorwheel2" text:style-name="Outline">
                        <text:list-item>
                            <text:list>
                                <text:list-item>
                                    <text:h text:style-name="Heading_20_2" text:outline-level="2">Examples</text:h>
                                </text:list-item>
                            </text:list>
                        </text:list-item>
                    </text:list>
                    <text:p text:style-name="Standard"/>
                    
                    <text:list xml:id="list_Colorwheel73"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